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ext-properties style:text-position="" style:font-name="Arial" style:font-name-asian="Arial Unicode MS" style:font-name-complex="Arial Unicode MS"/>
    </style:style>
    <style:style style:name="ce6" style:family="table-cell" style:parent-style-name="Default">
      <style:text-properties fo:color="#393939" style:text-outline="false" style:text-line-through-style="none" style:text-line-through-typ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93939" style:text-outline="false" style:text-line-through-style="none" style:text-line-through-type="none" style:text-position="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ext-properties style:text-position=""/>
    </style:style>
    <style:style style:name="ce9" style:family="table-cell" style:parent-style-name="Default" style:data-style-name="N10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style:font-name="Arial" style:font-name-asian="Arial Unicode MS" style:font-name-complex="Arial Unicode MS"/>
    </style:style>
    <style:style style:name="ce14" style:family="table-cell" style:parent-style-name="Default">
      <style:text-properties fo:color="#393939" style:text-outline="false" style:text-line-through-style="none" style:text-line-through-typ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93939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/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Weight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table:style-name="Default" office:value-type="string" calcext:value-type="string">
            <text:p>dp</text:p>
          </table:table-cell>
          <table:table-cell table:style-name="Default"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_source</text:p>
          </table:table-cell>
          <table:table-cell table:style-name="Default"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</table:table-row>
        <table:table-row table:style-name="ro1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formula="of:=([.G2]^2+[.H2]^2)^(0.5)" office:value-type="float" office:value="3018.87396225811" calcext:value-type="float">
            <text:p>3019</text:p>
          </table:table-cell>
          <table:table-cell table:formula="of:=ROUNDDOWN([.I2]/[.F2];0)" office:value-type="float" office:value="359" calcext:value-type="float">
            <text:p>35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SM-T320NZWAXAR</text:p>
          </table:table-cell>
          <table:table-cell office:value-type="string" calcext:value-type="string">
            <text:p>http://www.samsung.com/us/mobile/galaxy-tab/SM-T320NZWAXAR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</table:table-row>
        <table:table-row table:style-name="ro1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([.G3]^2+[.H3]^2)^(0.5)" office:value-type="float" office:value="2560" calcext:value-type="float">
            <text:p>2560</text:p>
          </table:table-cell>
          <table:table-cell table:formula="of:=ROUNDDOWN([.I3]/[.F3];0)" office:value-type="float" office:value="324" calcext:value-type="float">
            <text:p>324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ME279LL/A</text:p>
          </table:table-cell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</table:table-row>
        <table:table-row table:style-name="ro1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([.G4]^2+[.H4]^2)^(0.5)" office:value-type="float" office:value="2937.20956010973" calcext:value-type="float">
            <text:p>2937</text:p>
          </table:table-cell>
          <table:table-cell table:formula="of:=ROUNDDOWN([.I4]/[.F4];0)" office:value-type="float" office:value="108" calcext:value-type="float">
            <text:p>108</text:p>
          </table:table-cell>
          <table:table-cell table:style-name="ce3" office:value-type="float" office:value="350" calcext:value-type="float">
            <text:p>350</text:p>
          </table:table-cell>
          <table:table-cell table:style-name="ce5" office:value-type="string" calcext:value-type="string">
            <text:p>U2713H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</table:table-row>
        <table:table-row table:style-name="ro1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([.G5]^2+[.H5]^2)^(0.5)" office:value-type="float" office:value="2937.20956010973" calcext:value-type="float">
            <text:p>2937</text:p>
          </table:table-cell>
          <table:table-cell table:formula="of:=ROUNDDOWN([.I5]/[.F5];0)" office:value-type="float" office:value="108" calcext:value-type="float">
            <text:p>108</text:p>
          </table:table-cell>
          <table:table-cell table:style-name="ce3" office:value-type="float" office:value="375" calcext:value-type="float">
            <text:p>375</text:p>
          </table:table-cell>
          <table:table-cell table:style-name="ce2" office:value-type="string" calcext:value-type="string">
            <text:p>MC007LL/A </text:p>
          </table:table-cell>
          <table:table-cell office:value-type="string" calcext:value-type="string">
            <text:p>http://www.apple.com/displays/specs.html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</table:table-row>
        <table:table-row table:style-name="ro1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([.G6]^2+[.H6]^2)^(0.5)" office:value-type="float" office:value="1835.75597506858" calcext:value-type="float">
            <text:p>1836</text:p>
          </table:table-cell>
          <table:table-cell table:formula="of:=ROUNDDOWN([.I6]/[.F6];0)" office:value-type="float" office:value="91" calcext:value-type="float">
            <text:p>91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W2071D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</table:table-row>
        <table:table-row table:style-name="ro1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([.G7]^2+[.H7]^2)^(0.5)" office:value-type="float" office:value="2937.20956010973" calcext:value-type="float">
            <text:p>2937</text:p>
          </table:table-cell>
          <table:table-cell table:formula="of:=ROUNDDOWN([.I7]/[.F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088LL/A</text:p>
          </table:table-cell>
          <table:table-cell office:value-type="string" calcext:value-type="string">
            <text:p>http://www.apple.com/imac/specs/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</table:table-row>
        <table:table-row table:style-name="ro2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formula="of:=([.G8]^2+[.H8]^2)^(0.5)" office:value-type="float" office:value="4405.8143401646" calcext:value-type="float">
            <text:p>4406</text:p>
          </table:table-cell>
          <table:table-cell table:formula="of:=ROUNDDOWN([.I8]/[.F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NK321 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</table:table-row>
        <table:table-row table:style-name="ro1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([.G9]^2+[.H9]^2)^(0.5)" office:value-type="float" office:value="1698.11660377019" calcext:value-type="float">
            <text:p>1698</text:p>
          </table:table-cell>
          <table:table-cell table:formula="of:=ROUNDDOWN([.I9]/[.F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MD760LL/B</text:p>
          </table:table-cell>
          <table:table-cell office:value-type="string" calcext:value-type="string">
            <text:p>https://www.apple.com/macbook-air/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</table:table-row>
        <table:table-row table:style-name="ro1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([.G10]^2+[.H10]^2)^(0.5)" office:value-type="float" office:value="2937.20956010973" calcext:value-type="float">
            <text:p>2937</text:p>
          </table:table-cell>
          <table:table-cell table:formula="of:=ROUNDDOWN([.I10]/[.F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ME865LL/A</text:p>
          </table:table-cell>
          <table:table-cell office:value-type="string" calcext:value-type="string">
            <text:p>http://www.apple.com/macbook-pro/specs-retina/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</table:table-row>
        <table:table-row table:style-name="ro1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formula="of:=([.G11]^2+[.H11]^2)^(0.5)" office:value-type="float" office:value="1303.87729484028" calcext:value-type="float">
            <text:p>1304</text:p>
          </table:table-cell>
          <table:table-cell table:formula="of:=ROUNDDOWN([.I11]/[.F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ME343LL/A</text:p>
          </table:table-cell>
          <table:table-cell office:value-type="string" calcext:value-type="string">
            <text:p>http://www.apple.com/iphone-5s/specs/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</table:table-row>
        <table:table-row table:style-name="ro1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table:number-columns-repeated="2"/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([.G12]^2+[.H12]^2)^(0.5)" office:value-type="float" office:value="2202.9071700823" calcext:value-type="float">
            <text:p>2203</text:p>
          </table:table-cell>
          <table:table-cell table:formula="of:=ROUNDDOWN([.I12]/[.F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LGD82016KT</text:p>
          </table:table-cell>
          <table:table-cell office:value-type="string" calcext:value-type="string">
            <text:p>http://www.google.com/nexus/5/</text:p>
          </table:table-cell>
          <table:table-cell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</table:table-row>
        <table:table-row table:style-name="ro3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G13]^2+[.H13]^2)^(0.5)" office:value-type="float" office:value="1509.43698112906" calcext:value-type="float">
            <text:p>1509</text:p>
          </table:table-cell>
          <table:table-cell table:formula="of:=ROUNDDOWN([.I13]/[.F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 table:style-name="ce6" office:value-type="string" calcext:value-type="string">
            <text:p>B00C5W16B8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</table:table-row>
        <table:table-row table:style-name="ro4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formula="of:=([.G14]^2+[.H14]^2)^(0.5)" office:value-type="float" office:value="2264.15547169358" calcext:value-type="float">
            <text:p>2264</text:p>
          </table:table-cell>
          <table:table-cell table:formula="of:=ROUNDDOWN([.I14]/[.F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 table:style-name="ce7" office:value-type="string" calcext:value-type="string">
            <text:p>B00BWYQ9YE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</table:table-row>
        <table:table-row table:style-name="ro3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formula="of:=([.G15]^2+[.H15]^2)^(0.5)" office:value-type="float" office:value="3018.87396225811" calcext:value-type="float">
            <text:p>3019</text:p>
          </table:table-cell>
          <table:table-cell table:formula="of:=ROUNDDOWN([.I15]/[.F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 table:style-name="ce6" office:value-type="string" calcext:value-type="string">
            <text:p>SM-P6000ZKYXAR</text:p>
          </table:table-cell>
          <table:table-cell office:value-type="string" calcext:value-type="string">
            <text:p>http://www.samsung.com/global/microsite/2014galaxynote10.1/specification.html</text:p>
          </table:table-cell>
          <table:table-cell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</table:table-row>
        <table:table-row table:style-name="ro4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G16]^2+[.H16]^2)^(0.5)" office:value-type="float" office:value="1509.43698112906" calcext:value-type="float">
            <text:p>1509</text:p>
          </table:table-cell>
          <table:table-cell table:formula="of:=ROUNDDOWN([.I16]/[.F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 table:style-name="ce7" office:value-type="string" calcext:value-type="string">
            <text:p>NEXUS7 ASUS-2B16</text:p>
          </table:table-cell>
          <table:table-cell office:value-type="string" calcext:value-type="string">
            <text:p>http://www.google.com/nexus/7/specs/</text:p>
          </table:table-cell>
          <table:table-cell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</table:table-row>
        <table:table-row table:style-name="ro4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([.G17]^2+[.H17]^2)^(0.5)" office:value-type="float" office:value="2560" calcext:value-type="float">
            <text:p>2560</text:p>
          </table:table-cell>
          <table:table-cell table:formula="of:=ROUNDDOWN([.I17]/[.F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table:style-name="ce7" office:value-type="string" calcext:value-type="string">
            <text:p>MD788LL/A</text:p>
          </table:table-cell>
          <table:table-cell office:value-type="string" calcext:value-type="string">
            <text:p>https://www.apple.com/ipad-air/</text:p>
          </table:table-cell>
          <table:table-cell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</table:table-row>
        <table:table-row table:style-name="ro1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G18]^2+[.H18]^2)^(0.5)" office:value-type="float" office:value="1468.60478005487" calcext:value-type="float">
            <text:p>1469</text:p>
          </table:table-cell>
          <table:table-cell table:formula="of:=ROUNDDOWN([.I18]/[.F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</table:table-row>
        <table:table-row table:style-name="ro1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formula="of:=([.G19]^2+[.H19]^2)^(0.5)" office:value-type="float" office:value="2264.15547169358" calcext:value-type="float">
            <text:p>2264</text:p>
          </table:table-cell>
          <table:table-cell table:formula="of:=ROUNDDOWN([.I19]/[.F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600US</text:p>
          </table:table-cell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</table:table-row>
        <table:table-row table:style-name="ro1">
          <table:table-cell office:value-type="string" calcext:value-type="string">
            <text:p>HP Pavillion TouchSmar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etBook <text:s/></text:p>
          </table:table-cell>
          <table:table-cell table:style-name="ce1" office:value-type="currency" office:currency="USD" office:value="399.99" calcext:value-type="currency">
            <text:p>$399.99</text:p>
          </table:table-cell>
          <table:table-cell office:value-type="string" calcext:value-type="string">
            <text:p>3.08lb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16:35:54.8050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7-11T16:38:26.565991000</dc:date>
    <meta:editing-duration>PT2H48M58S</meta:editing-duration>
    <meta:editing-cycles>45</meta:editing-cycles>
    <meta:generator>LibreOffice/4.2.5.2$MacOSX_X86_64 LibreOffice_project/61cb170a04bb1f12e77c884eab9192be736ec5f5</meta:generator>
    <meta:document-statistic meta:table-count="1" meta:cell-count="253" meta:object-count="0"/>
  </office:meta>
</office:document-meta>
</file>